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19E8913493171B2744.png" manifest:media-type="image/png"/>
  <manifest:file-entry manifest:full-path="Pictures/10000201000000630000001401993BF542076107.png" manifest:media-type="image/png"/>
  <manifest:file-entry manifest:full-path="Pictures/1000020100000063000000169E0053ABF1F1A7D9.png" manifest:media-type="image/png"/>
  <manifest:file-entry manifest:full-path="Pictures/100002010000004B000000197401DC4BEB7B3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Comfortaa" svg:font-family="Comfortaa"/>
    <style:font-face style:name="Lohit Devanagari1" svg:font-family="'Lohit Devanagari'"/>
    <style:font-face style:name="courier new" svg:font-family="'courier new', monospace"/>
    <style:font-face style:name="monospace" svg:font-family="monospace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1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12.85cm" style:rel-column-width="32767*"/>
    </style:style>
    <style:style style:name="Tabel1.A1" style:family="table-cell">
      <style:table-cell-properties fo:padding="0cm" fo:border="none"/>
    </style:style>
    <style:style style:name="P1" style:family="paragraph" style:parent-style-name="Standard">
      <style:text-properties officeooo:rsid="0007d4aa" officeooo:paragraph-rsid="0009238c"/>
    </style:style>
    <style:style style:name="P2" style:family="paragraph" style:parent-style-name="Standard">
      <style:text-properties officeooo:rsid="0007d4aa" officeooo:paragraph-rsid="0021091f"/>
    </style:style>
    <style:style style:name="P3" style:family="paragraph" style:parent-style-name="Standard">
      <style:text-properties officeooo:rsid="0007d4aa" officeooo:paragraph-rsid="002226ca"/>
    </style:style>
    <style:style style:name="P4" style:family="paragraph" style:parent-style-name="Standard">
      <style:text-properties officeooo:rsid="0007d4aa" officeooo:paragraph-rsid="002274c5"/>
    </style:style>
    <style:style style:name="P5" style:family="paragraph" style:parent-style-name="Standard">
      <style:text-properties style:font-name="Comfortaa1" fo:font-size="12pt" officeooo:rsid="000ef5c8" officeooo:paragraph-rsid="002226ca" style:font-size-asian="12pt" style:font-size-complex="12pt"/>
    </style:style>
    <style:style style:name="P6" style:family="paragraph" style:parent-style-name="Standard">
      <style:text-properties style:font-name="Comfortaa1" fo:font-size="10pt" officeooo:rsid="0007d4aa" officeooo:paragraph-rsid="0009238c" style:font-size-asian="10pt" style:font-size-complex="10pt"/>
    </style:style>
    <style:style style:name="P7" style:family="paragraph" style:parent-style-name="Standard">
      <style:text-properties style:font-name="Comfortaa1" fo:font-size="10pt" officeooo:rsid="0007d4aa" officeooo:paragraph-rsid="002226ca" style:font-size-asian="10pt" style:font-size-complex="10pt"/>
    </style:style>
    <style:style style:name="P8" style:family="paragraph" style:parent-style-name="Standard">
      <style:text-properties style:font-name="Comfortaa1" fo:font-size="10pt" officeooo:rsid="0007d4aa" officeooo:paragraph-rsid="002274c5" style:font-size-asian="10pt" style:font-size-complex="10pt"/>
    </style:style>
    <style:style style:name="P9" style:family="paragraph" style:parent-style-name="Standard">
      <style:text-properties style:font-name="Comfortaa1" fo:font-size="10pt" officeooo:rsid="00108ac3" officeooo:paragraph-rsid="002226ca" style:font-size-asian="10pt" style:font-size-complex="10pt"/>
    </style:style>
    <style:style style:name="P10" style:family="paragraph" style:parent-style-name="Standard">
      <style:text-properties style:font-name="Comfortaa1" fo:font-size="10pt" officeooo:rsid="00122c4b" officeooo:paragraph-rsid="002226ca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Comfortaa1" fo:font-size="10pt" officeooo:rsid="000ef5c8" officeooo:paragraph-rsid="002274c5" style:font-size-asian="10pt" style:font-size-complex="10pt"/>
    </style:style>
    <style:style style:name="P12" style:family="paragraph" style:parent-style-name="Standard">
      <style:text-properties style:font-name="Comfortaa1" fo:font-size="10pt" officeooo:rsid="000ef5c8" officeooo:paragraph-rsid="002274c5" style:font-size-asian="10pt" style:font-size-complex="10pt"/>
    </style:style>
    <style:style style:name="P13" style:family="paragraph" style:parent-style-name="Standard">
      <style:text-properties style:font-name="Comfortaa1" fo:font-size="10pt" fo:font-weight="normal" officeooo:rsid="000ef5c8" officeooo:paragraph-rsid="002274c5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Comfortaa1" fo:font-size="6pt" officeooo:paragraph-rsid="0007d4aa" style:font-size-asian="6pt" style:font-size-complex="6pt"/>
    </style:style>
    <style:style style:name="P15" style:family="paragraph" style:parent-style-name="Standard">
      <style:text-properties fo:font-size="10pt" officeooo:paragraph-rsid="0007d4aa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officeooo:paragraph-rsid="002040a9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officeooo:paragraph-rsid="002226ca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paragraph-rsid="002040a9" style:font-size-asian="10pt" style:font-size-complex="10pt"/>
    </style:style>
    <style:style style:name="P19" style:family="paragraph" style:parent-style-name="Standard">
      <style:text-properties fo:font-size="10pt" officeooo:paragraph-rsid="002226ca" style:font-size-asian="10pt" style:font-size-complex="10pt"/>
    </style:style>
    <style:style style:name="P20" style:family="paragraph" style:parent-style-name="Standard">
      <style:text-properties fo:color="#333333" style:font-name="Comfortaa1" fo:font-size="10pt" officeooo:rsid="0007d4aa" officeooo:paragraph-rsid="0021091f" style:font-size-asian="10pt" style:font-size-complex="10pt"/>
    </style:style>
    <style:style style:name="P21" style:family="paragraph" style:parent-style-name="Standard">
      <style:text-properties fo:color="#333333" style:font-name="Comfortaa1" fo:font-size="10pt" fo:font-weight="normal" officeooo:rsid="0007d4aa" officeooo:paragraph-rsid="0021091f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Hack" fo:font-size="8pt" fo:font-weight="normal" officeooo:rsid="0019cf5a" officeooo:paragraph-rsid="002274c5" style:font-size-asian="8pt" style:font-weight-asian="normal" style:font-size-complex="8pt" style:font-weight-complex="normal"/>
    </style:style>
    <style:style style:name="P23" style:family="paragraph" style:parent-style-name="Standard">
      <style:text-properties officeooo:paragraph-rsid="002274c5"/>
    </style:style>
    <style:style style:name="P24" style:family="paragraph" style:parent-style-name="Standard">
      <style:paragraph-properties fo:text-align="start" style:justify-single-word="false"/>
      <style:text-properties fo:color="#808080" style:font-name="Hack" fo:font-size="8pt" officeooo:rsid="0019cf5a" officeooo:paragraph-rsid="002541d8" fo:background-color="transparent" style:font-size-asian="8pt" style:font-size-complex="8pt"/>
    </style:style>
    <style:style style:name="P25" style:family="paragraph" style:parent-style-name="Standard">
      <style:text-properties fo:color="#808080" style:font-name="Hack" fo:font-size="8pt" officeooo:rsid="0019cf5a" officeooo:paragraph-rsid="002274c5" fo:background-color="transparent" style:font-size-asian="8pt" style:font-size-complex="8pt"/>
    </style:style>
    <style:style style:name="P26" style:family="paragraph" style:parent-style-name="Standard">
      <style:text-properties fo:color="#808080" style:font-name="Hack" fo:font-size="8pt" officeooo:rsid="0019cf5a" officeooo:paragraph-rsid="002274c5" style:font-size-asian="8pt" style:font-size-complex="8pt"/>
    </style:style>
    <style:style style:name="P27" style:family="paragraph" style:parent-style-name="Standard">
      <style:text-properties fo:color="#808080" style:font-name="Hack" fo:font-size="8pt" officeooo:rsid="0007d4aa" officeooo:paragraph-rsid="002274c5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238850" style:font-size-asian="12pt" style:font-size-complex="12pt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Header">
      <style:paragraph-properties fo:text-align="center" style:justify-single-word="false"/>
      <style:text-properties style:font-name="Comfortaa1" fo:font-size="18pt" fo:text-shadow="1pt 1pt" officeooo:rsid="0023db3e" officeooo:paragraph-rsid="0023db3e" style:font-size-asian="18pt" style:font-size-complex="18pt" loext:shadow="none"/>
    </style:style>
    <style:style style:name="P31" style:family="paragraph" style:parent-style-name="Header">
      <style:paragraph-properties fo:text-align="center" style:justify-single-word="false"/>
      <style:text-properties style:font-name="Comfortaa1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P32" style:family="paragraph" style:parent-style-name="Preformatted_20_Text">
      <style:text-properties fo:color="#808080" style:font-name="Hack" fo:font-size="8pt" fo:background-color="transparen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 style:font-name="Comfortaa1" fo:font-size="12pt" fo:font-weight="bold" officeooo:rsid="0009e73e" style:font-size-asian="12pt" style:font-weight-asian="bold" style:font-size-complex="12pt" style:font-weight-complex="bold"/>
    </style:style>
    <style:style style:name="T3" style:family="text">
      <style:text-properties fo:color="#666666" style:font-name="Comfortaa1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666666" style:font-name="Comfortaa1" fo:font-weight="bold" style:font-weight-asian="bold" style:font-weight-complex="bold"/>
    </style:style>
    <style:style style:name="T5" style:family="text">
      <style:text-properties fo:color="#666666" style:font-name="Comfortaa1" fo:font-weight="bold" officeooo:rsid="0007d4aa" style:font-weight-asian="bold" style:font-weight-complex="bold"/>
    </style:style>
    <style:style style:name="T6" style:family="text">
      <style:text-properties fo:color="#666666" style:font-name="Comfortaa1" fo:font-weight="bold" officeooo:rsid="0009e73e" style:font-weight-asian="bold" style:font-weight-complex="bold"/>
    </style:style>
    <style:style style:name="T7" style:family="text">
      <style:text-properties fo:color="#666666" fo:font-size="12pt" style:text-underline-style="none" fo:font-weight="bold" officeooo:rsid="0017e357" style:font-size-asian="12pt" style:font-weight-asian="bold" style:font-size-complex="12pt" style:font-weight-complex="bold"/>
    </style:style>
    <style:style style:name="T8" style:family="text">
      <style:text-properties fo:color="#666666" fo:font-size="12pt" style:text-underline-style="none" fo:font-weight="bold" officeooo:rsid="0007d4aa" style:font-size-asian="12pt" style:font-weight-asian="bold" style:font-size-complex="12pt" style:font-weight-complex="bold"/>
    </style:style>
    <style:style style:name="T9" style:family="text">
      <style:text-properties fo:color="#666666" fo:font-size="14pt" style:text-underline-style="none" fo:font-weight="bold" officeooo:rsid="0017e357" style:font-size-asian="14pt" style:font-weight-asian="bold" style:font-size-complex="14pt" style:font-weight-complex="bold"/>
    </style:style>
    <style:style style:name="T10" style:family="text">
      <style:text-properties fo:color="#666666" style:text-underline-style="none" fo:font-weight="bold" officeooo:rsid="000e4461" style:font-weight-asian="bold" style:font-weight-complex="bold"/>
    </style:style>
    <style:style style:name="T11" style:family="text">
      <style:text-properties fo:color="#666666" style:text-underline-style="none" fo:font-weight="bold" officeooo:rsid="0017e357" style:font-weight-asian="bold" style:font-weight-complex="bold"/>
    </style:style>
    <style:style style:name="T12" style:family="text">
      <style:text-properties fo:color="#666666" style:text-underline-style="none" fo:font-weight="bold" officeooo:rsid="0007d4aa" style:font-weight-asian="bold" style:font-weight-complex="bold"/>
    </style:style>
    <style:style style:name="T13" style:family="text">
      <style:text-properties fo:color="#666666" style:text-underline-style="none" fo:font-weight="bold" officeooo:rsid="001ca0ed" style:font-weight-asian="bold" style:font-weight-complex="bold"/>
    </style:style>
    <style:style style:name="T14" style:family="text">
      <style:text-properties fo:color="#666666" style:text-underline-style="none" officeooo:rsid="0007d4aa"/>
    </style:style>
    <style:style style:name="T15" style:family="text">
      <style:text-properties fo:color="#666666" style:text-underline-style="solid" style:text-underline-width="auto" style:text-underline-color="font-color" fo:font-weight="normal" officeooo:rsid="001ca0ed" style:font-weight-asian="normal" style:font-weight-complex="normal"/>
    </style:style>
    <style:style style:name="T16" style:family="text">
      <style:text-properties fo:color="#333333"/>
    </style:style>
    <style:style style:name="T17" style:family="text">
      <style:text-properties fo:color="#333333" style:font-name="Comfortaa1"/>
    </style:style>
    <style:style style:name="T18" style:family="text">
      <style:text-properties fo:color="#333333" style:font-name="Comfortaa1" officeooo:rsid="0007d4aa"/>
    </style:style>
    <style:style style:name="T19" style:family="text">
      <style:text-properties fo:color="#333333" style:font-name="Comfortaa1" fo:font-size="10pt" style:text-underline-style="none" style:font-size-asian="10pt" style:font-size-complex="10pt"/>
    </style:style>
    <style:style style:name="T20" style:family="text">
      <style:text-properties fo:color="#333333" style:font-name="Comfortaa1" fo:font-size="10pt" style:text-underline-style="none" officeooo:rsid="0009238c" style:font-size-asian="10pt" style:font-size-complex="10pt"/>
    </style:style>
    <style:style style:name="T21" style:family="text">
      <style:text-properties fo:color="#333333" style:font-name="Comfortaa1" fo:font-size="10pt" style:text-underline-style="none" officeooo:rsid="000bad2d" style:font-size-asian="10pt" style:font-size-complex="10pt"/>
    </style:style>
    <style:style style:name="T22" style:family="text">
      <style:text-properties fo:color="#333333" style:font-name="Comfortaa1" fo:font-size="10pt" style:text-underline-style="none" officeooo:rsid="000ef5c8" style:font-size-asian="10pt" style:font-size-complex="10pt"/>
    </style:style>
    <style:style style:name="T23" style:family="text">
      <style:text-properties fo:color="#333333" style:font-name="Comfortaa1" fo:font-size="10pt" style:text-underline-style="none" officeooo:rsid="0019cf5a" style:font-size-asian="10pt" style:font-size-complex="10pt"/>
    </style:style>
    <style:style style:name="T24" style:family="text">
      <style:text-properties fo:color="#333333" style:font-name="Comfortaa1" fo:font-size="10pt" style:text-underline-style="none" officeooo:rsid="001ca0ed" style:font-size-asian="10pt" style:font-size-complex="10pt"/>
    </style:style>
    <style:style style:name="T25" style:family="text">
      <style:text-properties fo:color="#333333" style:font-name="Comfortaa1" fo:font-size="10pt" style:text-underline-style="none" officeooo:rsid="0007d4aa" style:font-size-asian="10pt" style:font-size-complex="10pt"/>
    </style:style>
    <style:style style:name="T26" style:family="text">
      <style:text-properties fo:color="#333333" style:font-name="Comfortaa1" fo:font-size="10pt" style:font-size-asian="10pt" style:font-size-complex="10pt"/>
    </style:style>
    <style:style style:name="T27" style:family="text">
      <style:text-properties fo:color="#333333" style:font-name="Comfortaa1" fo:font-size="10pt" officeooo:rsid="0007d4aa" style:font-size-asian="10pt" style:font-size-complex="10pt"/>
    </style:style>
    <style:style style:name="T28" style:family="text">
      <style:text-properties fo:color="#333333" style:font-name="Comfortaa1" fo:font-size="10pt" style:text-underline-style="solid" style:text-underline-width="auto" style:text-underline-color="font-color" style:font-size-asian="10pt" style:font-size-complex="10pt"/>
    </style:style>
    <style:style style:name="T29" style:family="text">
      <style:text-properties fo:color="#333333" style:font-name="Comfortaa1" fo:font-size="10pt" style:text-underline-style="solid" style:text-underline-width="auto" style:text-underline-color="font-color" officeooo:rsid="000bad2d" style:font-size-asian="10pt" style:font-size-complex="10pt"/>
    </style:style>
    <style:style style:name="T30" style:family="text">
      <style:text-properties fo:color="#333333" style:font-name="Comfortaa1" style:text-underline-style="none" officeooo:rsid="0009238c"/>
    </style:style>
    <style:style style:name="T31" style:family="text">
      <style:text-properties fo:color="#333333" style:font-name="Comfortaa1" fo:font-weight="bold" officeooo:rsid="0007d4aa" style:font-weight-asian="bold" style:font-weight-complex="bold"/>
    </style:style>
    <style:style style:name="T32" style:family="text">
      <style:text-properties fo:color="#333333" style:text-underline-style="none"/>
    </style:style>
    <style:style style:name="T33" style:family="text">
      <style:text-properties fo:color="#333333" style:text-underline-style="none" officeooo:rsid="0009238c"/>
    </style:style>
    <style:style style:name="T34" style:family="text">
      <style:text-properties fo:color="#333333" style:text-underline-style="none" officeooo:rsid="0009e73e"/>
    </style:style>
    <style:style style:name="T35" style:family="text">
      <style:text-properties fo:color="#333333" style:text-underline-style="none" officeooo:rsid="000d5f01"/>
    </style:style>
    <style:style style:name="T36" style:family="text">
      <style:text-properties fo:color="#333333" style:text-underline-style="none" officeooo:rsid="000e4461"/>
    </style:style>
    <style:style style:name="T37" style:family="text">
      <style:text-properties fo:color="#333333" style:text-underline-style="none" officeooo:rsid="000ef5c8"/>
    </style:style>
    <style:style style:name="T38" style:family="text">
      <style:text-properties fo:color="#333333" style:text-underline-style="none" officeooo:rsid="0013c96f"/>
    </style:style>
    <style:style style:name="T39" style:family="text">
      <style:text-properties fo:color="#333333" style:text-underline-style="none" officeooo:rsid="001565f1"/>
    </style:style>
    <style:style style:name="T40" style:family="text">
      <style:text-properties fo:color="#333333" style:text-underline-style="none" officeooo:rsid="0017b124"/>
    </style:style>
    <style:style style:name="T41" style:family="text">
      <style:text-properties fo:color="#333333" style:text-underline-style="none" officeooo:rsid="0019cf5a"/>
    </style:style>
    <style:style style:name="T42" style:family="text">
      <style:text-properties fo:color="#333333" style:text-underline-style="none" officeooo:rsid="001ca0ed"/>
    </style:style>
    <style:style style:name="T43" style:family="text">
      <style:text-properties fo:color="#333333" style:text-underline-style="none" fo:font-weight="bold" officeooo:rsid="000e4461" style:font-weight-asian="bold" style:font-weight-complex="bold"/>
    </style:style>
    <style:style style:name="T44" style:family="text">
      <style:text-properties fo:color="#333333" style:text-underline-style="none" fo:font-weight="normal" style:font-weight-asian="normal" style:font-weight-complex="normal"/>
    </style:style>
    <style:style style:name="T45" style:family="text">
      <style:text-properties fo:color="#333333" style:text-underline-style="none" fo:font-weight="normal" officeooo:rsid="000e4461" style:font-weight-asian="normal" style:font-weight-complex="normal"/>
    </style:style>
    <style:style style:name="T46" style:family="text">
      <style:text-properties fo:color="#333333" style:text-underline-style="none" fo:font-weight="normal" officeooo:rsid="0009238c" style:font-weight-asian="normal" style:font-weight-complex="normal"/>
    </style:style>
    <style:style style:name="T47" style:family="text">
      <style:text-properties fo:color="#333333" fo:font-size="10pt" style:text-underline-style="none" style:font-size-asian="10pt" style:font-size-complex="10pt"/>
    </style:style>
    <style:style style:name="T48" style:family="text">
      <style:text-properties fo:color="#333333" fo:font-size="10pt" style:text-underline-style="none" officeooo:rsid="000d5f01" style:font-size-asian="10pt" style:font-size-complex="10pt"/>
    </style:style>
    <style:style style:name="T49" style:family="text">
      <style:text-properties fo:color="#333333" fo:font-size="10pt" style:text-underline-style="none" officeooo:rsid="00108ac3" style:font-size-asian="10pt" style:font-size-complex="10pt"/>
    </style:style>
    <style:style style:name="T50" style:family="text">
      <style:text-properties fo:color="#333333" fo:font-size="10pt" style:text-underline-style="none" officeooo:rsid="000e4461" style:font-size-asian="10pt" style:font-size-complex="10pt"/>
    </style:style>
    <style:style style:name="T51" style:family="text">
      <style:text-properties fo:font-variant="normal" fo:text-transform="none" fo:color="#666666" style:font-name="Comfortaa1" fo:font-size="10pt" fo:letter-spacing="normal" fo:font-style="normal" style:text-underline-style="solid" style:text-underline-width="auto" style:text-underline-color="font-color" fo:font-weight="normal" officeooo:rsid="001ca0ed" style:font-size-asian="10pt" style:font-size-complex="10pt"/>
    </style:style>
    <style:style style:name="T52" style:family="text">
      <style:text-properties officeooo:rsid="001e478f"/>
    </style:style>
    <style:style style:name="T53" style:family="text">
      <style:text-properties fo:font-size="6pt" style:font-size-asian="6pt" style:font-size-complex="6pt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009238c"/>
    </style:style>
    <style:style style:name="T56" style:family="text">
      <style:text-properties style:text-underline-style="none" officeooo:rsid="0009e73e"/>
    </style:style>
    <style:style style:name="T57" style:family="text">
      <style:text-properties style:text-underline-style="none" officeooo:rsid="000c30d0"/>
    </style:style>
    <style:style style:name="T58" style:family="text">
      <style:text-properties style:text-underline-style="none" officeooo:rsid="000d5f01"/>
    </style:style>
    <style:style style:name="T59" style:family="text">
      <style:text-properties style:text-underline-style="none" officeooo:rsid="0021091f"/>
    </style:style>
    <style:style style:name="T60" style:family="text">
      <style:text-properties style:text-underline-style="none" officeooo:rsid="000e4461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officeooo:rsid="000e4461" style:font-weight-asian="normal" style:font-weight-complex="normal"/>
    </style:style>
    <style:style style:name="T63" style:family="text">
      <style:text-properties style:text-underline-style="none" fo:font-weight="normal" officeooo:rsid="0009238c" style:font-weight-asian="normal" style:font-weight-complex="normal"/>
    </style:style>
    <style:style style:name="T64" style:family="text">
      <style:text-properties style:text-underline-style="none" officeooo:rsid="0017b124"/>
    </style:style>
    <style:style style:name="T65" style:family="text">
      <style:text-properties officeooo:rsid="00258c94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 table:number-columns-repeated="2"/>
        <table:table-row>
          <table:table-cell table:style-name="Tabel1.A1" office:value-type="string">
            <text:p text:style-name="P28"><draw:a xlink:type="simple" xlink:href="https://github.com/ron-from-nl/FinalCrypt/releases/download/latest/FinalCrypt_Windows_Portable.zip"><draw:frame draw:style-name="fr1" draw:name="Afbeelding7" text:anchor-type="paragraph" svg:width="2.619cm" svg:height="0.582cm" draw:z-index="5"><draw:image xlink:href="Pictures/1000020100000063000000169E0053ABF1F1A7D9.png" xlink:type="simple" xlink:show="embed" xlink:actuate="onLoad" loext:mime-type="image/png"/></draw:frame></draw:a><text:span text:style-name="T5">Portable Use</text:span></text:p>
            <text:p text:style-name="P15"><text:span text:style-name="T18"/></text:p>
            <text:p text:style-name="P1"><text:span text:style-name="T26">Download the </text:span><text:a xlink:type="simple" xlink:href="https://github.com/ron-from-nl/FinalCrypt/releases/download/latest/FinalCrypt_Windows_Portable.zip" text:style-name="Internet_20_link" text:visited-style-name="Visited_20_Internet_20_Link">PORTABLE ZI</text:a><text:a xlink:type="simple" xlink:href="https://github.com/ron-from-nl/FinalCrypt/releases/download/latest/FinalCrypt_Windows_Portable.zip" text:style-name="Internet_20_link" text:visited-style-name="Visited_20_Internet_20_Link">P</text:a><text:span text:style-name="T19"> </text:span><text:span text:style-name="T20">to the D</text:span><text:span text:style-name="T19">ownload</text:span><text:span text:style-name="T20">s</text:span><text:span text:style-name="T19"> </text:span><text:span text:style-name="T20">directory.</text:span></text:p>
            <text:p text:style-name="P6"><text:span text:style-name="T33">Open file-explorer and go to your Dowloads directory.</text:span></text:p>
            <text:p text:style-name="P6"><text:span text:style-name="T33">Right click the: “FinalCrypt_Windows_Portable.zip” and click: “Extract”.</text:span></text:p>
            <text:p text:style-name="P6"><text:span text:style-name="T33">Go into the: “FinalCrypt_Windows_Portable” directory.</text:span></text:p>
            <text:p text:style-name="P6"><text:span text:style-name="T33">Double click: “FinalCrypt.bat” to start FinalCrypt.</text:span></text:p>
            <text:p text:style-name="P6"><text:span text:style-name="T33">The: “FinalCrypt_Windows_Portable” directory can be moved anywhere.</text:span></text:p>
          </table:table-cell>
          <table:table-cell table:style-name="Tabel1.A1" office:value-type="string">
            <text:p text:style-name="P16"><draw:a xlink:type="simple" xlink:href="https://github.com/ron-from-nl/FinalCrypt/releases/download/latest/FinalCrypt_Windows_Portable.zip"><draw:frame draw:style-name="fr2" draw:name="Afbeelding1" text:anchor-type="paragraph" svg:width="2.619cm" svg:height="0.582cm" draw:z-index="0"><draw:image xlink:href="Pictures/1000020100000063000000169E0053ABF1F1A7D9.png" xlink:type="simple" xlink:show="embed" xlink:actuate="onLoad" loext:mime-type="image/png"/></draw:frame></draw:a><text:span text:style-name="T4"><text:s/></text:span><text:span text:style-name="T2">Install FinalCrypt</text:span></text:p>
            <text:p text:style-name="P18"><text:span text:style-name="T6"/></text:p>
            <text:p text:style-name="P2"><text:span text:style-name="T26">Download the </text:span><text:a xlink:type="simple" xlink:href="https://github.com/ron-from-nl/FinalCrypt/releases/download/latest/FinalCrypt_Windows_Installer.msi" text:style-name="Internet_20_link" text:visited-style-name="Visited_20_Internet_20_Link"><text:span text:style-name="T28">INSTALL MSI</text:span></text:a><text:span text:style-name="T19"> /</text:span><text:span text:style-name="T21"> </text:span><text:a xlink:type="simple" xlink:href="https://github.com/ron-from-nl/FinalCrypt/releases/download/latest/FinalCrypt_Windows_Installer_Legacy.exe" text:style-name="Internet_20_link" text:visited-style-name="Visited_20_Internet_20_Link">EXE</text:a><text:span text:style-name="T29"> </text:span><text:span text:style-name="T20">to the D</text:span><text:span text:style-name="T19">ownload</text:span><text:span text:style-name="T20">s</text:span><text:span text:style-name="T19"> </text:span><text:span text:style-name="T20">directory.</text:span></text:p>
            <text:p text:style-name="P20"><text:span text:style-name="T55">Open file-explorer and go to your Dowloads directory.</text:span></text:p>
            <text:p text:style-name="P20"><text:span text:style-name="T56">Double</text:span><text:span text:style-name="T55"> click the: “FinalCrypt_Windows_</text:span><text:span text:style-name="T56">Installer</text:span><text:span text:style-name="T55">.</text:span><text:span text:style-name="T56">msi / </text:span><text:span text:style-name="T57">exe</text:span><text:span text:style-name="T55">”.</text:span></text:p>
            <text:p text:style-name="P20"><text:span text:style-name="T58">Follow up on the installation process. Click “more” </text:span><text:span text:style-name="T59">if needed.</text:span><text:span text:style-name="T55">.</text:span></text:p>
            <text:p text:style-name="P21"><text:span text:style-name="T58">Open </text:span><text:span text:style-name="T60">Windows menu and open “Ron de Jon” → “FinalCrypt”.</text:span>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</table:table-row>
        <table:table-row>
          <table:table-cell table:style-name="Tabel1.A1" office:value-type="string">
            <text:p text:style-name="P17"><draw:a xlink:type="simple" xlink:href="https://github.com/ron-from-nl/FinalCrypt/releases/download/latest/FinalCrypt_Apple_OSX.dmg"><draw:frame draw:style-name="fr2" draw:name="Afbeelding2" text:anchor-type="paragraph" svg:width="1.984cm" svg:height="0.661cm" draw:z-index="1"><draw:image xlink:href="Pictures/100002010000004B000000197401DC4BEB7B339F.png" xlink:type="simple" xlink:show="embed" xlink:actuate="onLoad" loext:mime-type="image/png"/></draw:frame></draw:a><text:span text:style-name="T4"><text:s/></text:span><text:span text:style-name="T2">Install FinalCrypt</text:span></text:p>
            <text:p text:style-name="P19"><text:span text:style-name="T31"/></text:p>
            <text:p text:style-name="P3"><text:span text:style-name="T26">Download the </text:span><text:a xlink:type="simple" xlink:href="https://github.com/ron-from-nl/FinalCrypt/releases/download/latest/FinalCrypt_Apple_OSX.dmg" text:style-name="Internet_20_link" text:visited-style-name="Visited_20_Internet_20_Link"><text:span text:style-name="T3">INSTALL DMG</text:span></text:a><text:span text:style-name="T20"> </text:span><text:span text:style-name="T22">t</text:span><text:span text:style-name="T20">o the D</text:span><text:span text:style-name="T19">ownload</text:span><text:span text:style-name="T20">s</text:span><text:span text:style-name="T19"> </text:span><text:span text:style-name="T20">directory.</text:span></text:p>
            <text:p text:style-name="P7"><text:span text:style-name="T33">Open: “</text:span><text:span text:style-name="T37">F</text:span><text:span text:style-name="T33">i</text:span><text:span text:style-name="T37">nder”</text:span><text:span text:style-name="T33"> and go to your Dowloads directory.</text:span></text:p>
            <text:p text:style-name="P7"><text:span text:style-name="T34">Double</text:span><text:span text:style-name="T33"> click the: “FinalCrypt_</text:span><text:span text:style-name="T37">Apple</text:span><text:span text:style-name="T33">_</text:span><text:span text:style-name="T37">OSX</text:span><text:span text:style-name="T33">.</text:span><text:span text:style-name="T37">dmg</text:span><text:span text:style-name="T33">”.</text:span></text:p>
            <text:p text:style-name="P7"><text:span text:style-name="T37">Drag: “FinalCrypt” to “Applications”</text:span><text:span text:style-name="T35"> </text:span><text:span text:style-name="T37">and close “Finder”</text:span><text:span text:style-name="T33">.</text:span></text:p>
            <text:p text:style-name="P9"><text:span text:style-name="T33">O</text:span><text:span text:style-name="T32">pen System Preferences → Security &amp; Privacy</text:span></text:p>
            <text:p text:style-name="P9"><text:span text:style-name="T32">Click the: “lock to make changes” and type in your password.</text:span></text:p>
            <text:p text:style-name="P10"><text:span text:style-name="T32">Set </text:span><text:span text:style-name="T39">radiobutton</text:span><text:span text:style-name="T32">: “Allow apps downloaded from” to </text:span><text:span text:style-name="T39">value</text:span><text:span text:style-name="T32">: “</text:span><text:span text:style-name="T38">A</text:span><text:span text:style-name="T32">nywhere”.</text:span></text:p>
            <text:p text:style-name="P5"><text:span text:style-name="T48">C</text:span><text:span text:style-name="T47">onfigure </text:span><text:a xlink:type="simple" xlink:href="http://osxdaily.com/2016/09/27/allow-apps-from-anywhere-macos-gatekeeper/" text:style-name="Internet_20_link" text:visited-style-name="Visited_20_Internet_20_Link">Allow from anywhere</text:a><text:span text:style-name="T47">, </text:span><text:span text:style-name="T49">o</text:span><text:span text:style-name="T48">pen </text:span><text:span text:style-name="T47">Launchpad, click: “FinalCrypt”</text:span><text:span text:style-name="T50">.</text:span></text:p>
          </table:table-cell>
          <table:table-cell table:style-name="Tabel1.A1" office:value-type="string">
            <text:p text:style-name="P11"><draw:a xlink:type="simple" xlink:href="https://github.com/ron-from-nl/FinalCrypt/releases/download/latest/FinalCrypt_Linux_x86_64.tgz"><draw:frame draw:style-name="fr2" draw:name="Afbeelding4" text:anchor-type="paragraph" svg:width="1.984cm" svg:height="0.661cm" draw:z-index="2"><draw:image xlink:href="Pictures/100002010000004B00000019E8913493171B2744.png" xlink:type="simple" xlink:show="embed" xlink:actuate="onLoad" loext:mime-type="image/png"/></draw:frame></draw:a><text:span text:style-name="T10"><text:s/></text:span><text:span text:style-name="T8">Portable Use</text:span></text:p>
            <text:p text:style-name="P13"><text:span text:style-name="T14"/></text:p>
            <text:p text:style-name="P4"><text:span text:style-name="T26">Download the </text:span><text:a xlink:type="simple" xlink:href="https://github.com/ron-from-nl/FinalCrypt/releases/download/latest/FinalCrypt_Linux_x86_64.tgz" text:style-name="Internet_20_link" text:visited-style-name="Visited_20_Internet_20_Link"><text:span text:style-name="T3">PORTABLE TGZ</text:span></text:a><text:span text:style-name="T19"> </text:span><text:span text:style-name="T20">to the D</text:span><text:span text:style-name="T19">ownload</text:span><text:span text:style-name="T20">s</text:span><text:span text:style-name="T19"> </text:span><text:span text:style-name="T20">directory.</text:span></text:p>
            <text:p text:style-name="P8"><text:span text:style-name="T33">Open </text:span><text:span text:style-name="T40">a file-manager</text:span><text:span text:style-name="T33"> and go to your Dowloads directory.</text:span></text:p>
            <text:p text:style-name="P8"><text:span text:style-name="T33">Right click the: “FinalCrypt_Linux_x86_64.</text:span><text:span text:style-name="T40">tgz</text:span><text:span text:style-name="T33">” and click: “Extract </text:span><text:span text:style-name="T40">here</text:span><text:span text:style-name="T33">”.</text:span></text:p>
            <text:p text:style-name="P8"><text:span text:style-name="T33">Go into the: “FinalCrypt” directory.</text:span></text:p>
            <text:p text:style-name="P8"><text:span text:style-name="T33">Double click </text:span><text:span text:style-name="T40">the file</text:span><text:span text:style-name="T33">: “FinalCrypt” to start FinalCrypt.</text:span></text:p>
            <text:p text:style-name="P8"><text:span text:style-name="T33">The: “FinalCrypt” directory can be moved anywhere.</text:span></text:p>
            <text:p text:style-name="P8"><text:span text:style-name="T33"/></text:p>
            <text:p text:style-name="P24"><text:span text:style-name="T62"># </text:span><text:span text:style-name="T63">C</text:span><text:span text:style-name="T61">ommand line: </text:span><text:span text:style-name="T62">Installs tarball in the: “/opt/FinalCrypt” directory</text:span></text:p>
            <text:p text:style-name="P32"><text:span text:style-name="T54">sudo tar <text:s/>xzvf "Downloads/</text:span><text:span text:style-name="T55">FinalCrypt_Linux_x86_64.</text:span><text:span text:style-name="T64">tgz</text:span><text:span text:style-name="T54">" -C /opt/</text:span></text:p>
            <text:p text:style-name="P22"><text:span text:style-name="T36"/></text:p>
          </table:table-cell>
        </table:table-row>
        <table:table-row>
          <table:table-cell table:style-name="Tabel1.A1" office:value-type="string">
            <text:p text:style-name="P29"/>
          </table:table-cell>
          <table:table-cell table:style-name="Tabel1.A1" office:value-type="string">
            <text:p text:style-name="P29"/>
          </table:table-cell>
        </table:table-row>
        <table:table-row>
          <table:table-cell table:style-name="Tabel1.A1" office:value-type="string">
            <text:p text:style-name="P11"><draw:a xlink:type="simple" xlink:href="https://github.com/ron-from-nl/FinalCrypt/releases/download/latest/FinalCrypt_Linux_x86_64.tgz"><draw:frame draw:style-name="fr2" draw:name="Afbeelding3" text:anchor-type="paragraph" svg:width="1.984cm" svg:height="0.661cm" draw:z-index="3"><draw:image xlink:href="Pictures/100002010000004B00000019E8913493171B2744.png" xlink:type="simple" xlink:show="embed" xlink:actuate="onLoad" loext:mime-type="image/png"/></draw:frame></draw:a><text:span text:style-name="T10"><text:s/></text:span><text:span text:style-name="T7">Install</text:span><text:span text:style-name="T8"> </text:span><text:span text:style-name="T7">FinalCrypt</text:span></text:p>
            <text:p text:style-name="P11"><text:span text:style-name="T12"/></text:p>
            <text:p text:style-name="P4"><text:span text:style-name="T26">Download the </text:span><text:a xlink:type="simple" xlink:href="https://github.com/ron-from-nl/FinalCrypt/releases/download/latest/FinalCrypt_Linux_x86_64_Debian_Based.deb" text:style-name="Internet_20_link" text:visited-style-name="Visited_20_Internet_20_Link"><text:span text:style-name="T3">INSTALL DEB</text:span></text:a><text:span text:style-name="T20"> / </text:span><text:a xlink:type="simple" xlink:href="https://github.com/ron-from-nl/FinalCrypt/releases/download/latest/FinalCrypt_Linux_x86_64_RPM_Based.rpm" text:style-name="Internet_20_link" text:visited-style-name="Visited_20_Internet_20_Link">RPM</text:a><text:span text:style-name="T23"> t</text:span><text:span text:style-name="T20">o the D</text:span><text:span text:style-name="T19">ownload</text:span><text:span text:style-name="T20">s</text:span><text:span text:style-name="T19"> </text:span><text:span text:style-name="T20">directory.</text:span></text:p>
            <text:p text:style-name="P8"><text:span text:style-name="T33">Open </text:span><text:span text:style-name="T41">a </text:span><text:span text:style-name="T33">file-explorer </text:span><text:span text:style-name="T41">(Nemo / Dolphin) </text:span><text:span text:style-name="T33">and go to your Dowloads directory.</text:span></text:p>
            <text:p text:style-name="P8"><text:span text:style-name="T34">Double</text:span><text:span text:style-name="T33"> click the: “FinalCrypt_Linux_x86_64_Debian_Based.deb</text:span><text:span text:style-name="T34"> / </text:span><text:span text:style-name="T41">rpm</text:span><text:span text:style-name="T33">”.</text:span></text:p>
            <text:p text:style-name="P8"><text:span text:style-name="T35">Follow up on the installation process </text:span><text:span text:style-name="T41">(Debian or RPM based Linux distribution)</text:span><text:span text:style-name="T33">.</text:span></text:p>
            <text:p text:style-name="P8"><text:span text:style-name="T35">Open </text:span><text:span text:style-name="T41">Applications </text:span><text:span text:style-name="T36">menu (bottom left) and open “FinalCrypt”.</text:span></text:p>
            <text:p text:style-name="P8"><text:span text:style-name="T36"/></text:p>
            <text:p text:style-name="P25"><text:span text:style-name="T60">C</text:span><text:span text:style-name="T54">ommand line installation for Linux:</text:span></text:p>
            <text:p text:style-name="P25"><text:span text:style-name="T54">sudo dpkg -i <text:s text:c="2"/>"Downloads/FinalCrypt*.deb" <text:s text:c="9"/># <text:s/>Debian</text:span></text:p>
            <text:p text:style-name="P25"><text:span text:style-name="T54">sudo rpm <text:s/>-i <text:s text:c="2"/>"Downloads/FinalCrypt*.rpm" <text:s text:c="9"/># <text:s/>RPM</text:span></text:p>
          </table:table-cell>
          <table:table-cell table:style-name="Tabel1.A1" office:value-type="string">
            <text:p text:style-name="P11"><draw:frame draw:style-name="fr3" draw:name="Afbeelding5" text:anchor-type="paragraph" svg:y="0cm" svg:width="2.619cm" svg:height="0.529cm" draw:z-index="4"><draw:image xlink:href="Pictures/10000201000000630000001401993BF542076107.png" xlink:type="simple" xlink:show="embed" xlink:actuate="onLoad" loext:mime-type="image/x-vclgraphic"/></draw:frame><text:span text:style-name="T13"><text:s/></text:span><text:span text:style-name="T7">Install</text:span><text:span text:style-name="T8"> </text:span><text:span text:style-name="T7">FinalCrypt</text:span></text:p>
            <text:p text:style-name="P12"><text:span text:style-name="T12"/></text:p>
            <text:p text:style-name="P8"><text:span text:style-name="T16">Download </text:span><text:span text:style-name="T15">JAVA8 U 201</text:span><text:span text:style-name="T41"> </text:span><text:span text:style-name="T42">for your OS </text:span><text:span text:style-name="T41">t</text:span><text:span text:style-name="T33">o the D</text:span><text:span text:style-name="T32">ownload</text:span><text:span text:style-name="T33">s</text:span><text:span text:style-name="T32"> </text:span><text:span text:style-name="T33">directory.</text:span></text:p>
            <text:p text:style-name="P23"><text:span text:style-name="T27">Download </text:span><text:a xlink:type="simple" xlink:href="https://github.com/ron-from-nl/FinalCrypt/releases/download/latest/FinalCrypt_Z.jar" text:style-name="Internet_20_link" text:visited-style-name="Visited_20_Internet_20_Link"><text:span text:style-name="T51">FINALCRYPT JAR</text:span></text:a><text:span text:style-name="T23"> </text:span><text:span text:style-name="T24">to your </text:span><text:span text:style-name="T20">D</text:span><text:span text:style-name="T25">ownload</text:span><text:span text:style-name="T20">s</text:span><text:span text:style-name="T25"> </text:span><text:span text:style-name="T20">directory.</text:span></text:p>
            <text:p text:style-name="P8"><text:span text:style-name="T33">Open </text:span><text:span text:style-name="T41">a </text:span><text:span text:style-name="T33">file-explore</text:span><text:span text:style-name="T42">r</text:span><text:span text:style-name="T41"> </text:span><text:span text:style-name="T33">and go to your Dowloads directory.</text:span></text:p>
            <text:p text:style-name="P8"><text:span text:style-name="T33">Right click the: “FinalCrypt_Linux_x86_64.</text:span><text:span text:style-name="T40">tgz</text:span><text:span text:style-name="T33">” and click: “Extract </text:span><text:span text:style-name="T40">here</text:span><text:span text:style-name="T33">”.</text:span></text:p>
            <text:p text:style-name="P8"><text:span text:style-name="T30"/></text:p>
            <text:p text:style-name="P26"><text:span text:style-name="T60">C</text:span><text:span text:style-name="T55">ommand line installation:</text:span></text:p>
            <text:p text:style-name="P27">tar <text:s text:c="2"/>xzvf <text:s text:c="3"/>Downloads/jre-8u201-linux-x64.tar.gz</text:p>
            <text:p text:style-name="P27">sudo <text:s/>ln -sf "${HOME}/jre1.8.0_201/bin/java"* /usr/bin/</text:p>
            <text:p text:style-name="P27"/>
            <text:p text:style-name="P27">java -jar Downloads/FinalCrypt_Z.jar <text:s text:c="15"/># <text:span text:style-name="T52">Start FinalCrypt GUI</text:span></text:p>
            <text:p text:style-name="P27">java -cp <text:s/>Downloads/FinalCrypt_Z.jar rdj.CLUI –help # <text:span text:style-name="T52">Start FinalCrypt CLI</text:span></text:p>
          </table:table-cell>
        </table:table-row>
      </table:table>
      <text:p text:style-name="P1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sans-serif"/>
    <style:font-face style:name="Comfortaa" svg:font-family="Comfortaa"/>
    <style:font-face style:name="Lohit Devanagari1" svg:font-family="'Lohit Devanagari'"/>
    <style:font-face style:name="courier new" svg:font-family="'courier new', monospace"/>
    <style:font-face style:name="monospace" svg:font-family="monospace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1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fortaa1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MP2" style:family="paragraph" style:parent-style-name="Header">
      <style:paragraph-properties fo:text-align="center" style:justify-single-word="false"/>
      <style:text-properties style:font-name="Comfortaa1" fo:font-size="18pt" fo:text-shadow="1pt 1pt" officeooo:rsid="0023db3e" officeooo:paragraph-rsid="0023db3e" style:font-size-asian="18pt" style:font-size-complex="18pt" loext:shadow="none"/>
    </style:style>
    <style:style style:name="MT1" style:family="text">
      <style:text-properties officeooo:rsid="00258c9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rief </text:span>Installation Manual <text:span text:style-name="MT1">FinalCrypt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0:59:41.449381967</meta:creation-date>
    <dc:date>2019-03-02T23:33:11.989003379</dc:date>
    <meta:editing-duration>PT1H18M46S</meta:editing-duration>
    <meta:editing-cycles>22</meta:editing-cycles>
    <meta:generator>LibreOffice/6.0.7.3$Linux_X86_64 LibreOffice_project/00m0$Build-3</meta:generator>
    <meta:document-statistic meta:table-count="1" meta:image-count="6" meta:object-count="0" meta:page-count="1" meta:paragraph-count="51" meta:word-count="350" meta:character-count="2676" meta:non-whitespace-character-count="2324"/>
  </office:meta>
</office:document-meta>
</file>